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143707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972" calcext:value-type="float">
            <text:p>77.7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3707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5232" calcext:value-type="float">
            <text:p>77.6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3707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7464" calcext:value-type="float">
            <text:p>78.0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3707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876" calcext:value-type="float">
            <text:p>77.7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3707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9304" calcext:value-type="float">
            <text:p>77.4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3707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3707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3707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3707</text:p>
          </table:table-cell>
          <table:table-cell office:value-type="string" calcext:value-type="string">
            <text:p>201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3707</text:p>
          </table:table-cell>
          <table:table-cell office:value-type="string" calcext:value-type="string">
            <text:p>201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3707</text:p>
          </table:table-cell>
          <table:table-cell office:value-type="string" calcext:value-type="string">
            <text:p>201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4128" calcext:value-type="float">
            <text:p>77.2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3707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9704" calcext:value-type="float">
            <text:p>76.8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3707</text:p>
          </table:table-cell>
          <table:table-cell office:value-type="string" calcext:value-type="string">
            <text:p>201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0624" calcext:value-type="float">
            <text:p>76.6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3707</text:p>
          </table:table-cell>
          <table:table-cell office:value-type="string" calcext:value-type="string">
            <text:p>201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0608" calcext:value-type="float">
            <text:p>75.7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3707</text:p>
          </table:table-cell>
          <table:table-cell office:value-type="string" calcext:value-type="string">
            <text:p>201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61344" calcext:value-type="float">
            <text:p>74.7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3707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4656" calcext:value-type="float">
            <text:p>76.1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3707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5184" calcext:value-type="float">
            <text:p>75.0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3707</text:p>
          </table:table-cell>
          <table:table-cell office:value-type="string" calcext:value-type="string">
            <text:p>200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51744" calcext:value-type="float">
            <text:p>74.1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3707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71912" calcext:value-type="float">
            <text:p>73.9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3707</text:p>
          </table:table-cell>
          <table:table-cell office:value-type="string" calcext:value-type="string">
            <text:p>200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4504" calcext:value-type="float">
            <text:p>73.3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3707</text:p>
          </table:table-cell>
          <table:table-cell office:value-type="string" calcext:value-type="string">
            <text:p>200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6072" calcext:value-type="float">
            <text:p>72.9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3707</text:p>
          </table:table-cell>
          <table:table-cell office:value-type="string" calcext:value-type="string">
            <text:p>200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4984" calcext:value-type="float">
            <text:p>73.4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3707</text:p>
          </table:table-cell>
          <table:table-cell office:value-type="string" calcext:value-type="string">
            <text:p>200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1712" calcext:value-type="float">
            <text:p>72.3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3707</text:p>
          </table:table-cell>
          <table:table-cell office:value-type="string" calcext:value-type="string">
            <text:p>200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856" calcext:value-type="float">
            <text:p>72.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